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Historique" style:family="table">
      <style:table-properties style:width="17cm" table:align="margins"/>
    </style:style>
    <style:style style:name="Historique.A" style:family="table-column">
      <style:table-column-properties style:column-width="2.54cm" style:rel-column-width="1440*"/>
    </style:style>
    <style:style style:name="Historique.B" style:family="table-column">
      <style:table-column-properties style:column-width="2.304cm" style:rel-column-width="1306*"/>
    </style:style>
    <style:style style:name="Historique.C" style:family="table-column">
      <style:table-column-properties style:column-width="3.918cm" style:rel-column-width="2221*"/>
    </style:style>
    <style:style style:name="Historique.D" style:family="table-column">
      <style:table-column-properties style:column-width="8.239cm" style:rel-column-width="4671*"/>
    </style:style>
    <style:style style:name="Historique.A1" style:family="table-cell">
      <style:table-cell-properties style:vertical-align="" fo:background-color="#cc9966" fo:padding="0.097cm" fo:border-left="0.05pt solid #000000" fo:border-right="none" fo:border-top="0.05pt solid #000000" fo:border-bottom="0.05pt solid #000000">
        <style:background-image/>
      </style:table-cell-properties>
    </style:style>
    <style:style style:name="Historique.B1" style:family="table-cell">
      <style:table-cell-properties fo:background-color="#cc9966" fo:padding="0.097cm" fo:border-left="0.05pt solid #000000" fo:border-right="none" fo:border-top="0.05pt solid #000000" fo:border-bottom="0.05pt solid #000000">
        <style:background-image/>
      </style:table-cell-properties>
    </style:style>
    <style:style style:name="Historique.C1" style:family="table-cell">
      <style:table-cell-properties fo:background-color="#cc9966" fo:padding="0.097cm" fo:border-left="0.05pt solid #000000" fo:border-right="none" fo:border-top="0.05pt solid #000000" fo:border-bottom="0.05pt solid #000000">
        <style:background-image/>
      </style:table-cell-properties>
    </style:style>
    <style:style style:name="Historique.D1" style:family="table-cell">
      <style:table-cell-properties fo:background-color="#cc9966" fo:padding="0.097cm" fo:border="0.05pt solid #000000">
        <style:background-image/>
      </style:table-cell-properties>
    </style:style>
    <style:style style:name="Historique.A2" style:family="table-cell">
      <style:table-cell-properties fo:padding="0.097cm" fo:border-left="0.05pt solid #000000" fo:border-right="none" fo:border-top="none" fo:border-bottom="0.05pt solid #000000"/>
    </style:style>
    <style:style style:name="Historique.B2" style:family="table-cell">
      <style:table-cell-properties fo:padding="0.097cm" fo:border-left="0.05pt solid #000000" fo:border-right="none" fo:border-top="none" fo:border-bottom="0.05pt solid #000000"/>
    </style:style>
    <style:style style:name="Historique.C2" style:family="table-cell">
      <style:table-cell-properties fo:padding="0.097cm" fo:border-left="0.05pt solid #000000" fo:border-right="none" fo:border-top="none" fo:border-bottom="0.05pt solid #000000"/>
    </style:style>
    <style:style style:name="Historique.D2" style:family="table-cell">
      <style:table-cell-properties fo:padding="0.097cm" fo:border-left="0.05pt solid #000000" fo:border-right="0.05pt solid #000000" fo:border-top="none" fo:border-bottom="0.05pt solid #000000"/>
    </style:style>
    <style:style style:name="Historique.A3" style:family="table-cell">
      <style:table-cell-properties fo:padding="0.097cm" fo:border-left="0.05pt solid #000000" fo:border-right="none" fo:border-top="none" fo:border-bottom="0.05pt solid #000000"/>
    </style:style>
    <style:style style:name="Historique.B3" style:family="table-cell">
      <style:table-cell-properties fo:padding="0.097cm" fo:border-left="0.05pt solid #000000" fo:border-right="none" fo:border-top="none" fo:border-bottom="0.05pt solid #000000"/>
    </style:style>
    <style:style style:name="Historique.C3" style:family="table-cell">
      <style:table-cell-properties fo:padding="0.097cm" fo:border-left="0.05pt solid #000000" fo:border-right="none" fo:border-top="none" fo:border-bottom="0.05pt solid #000000"/>
    </style:style>
    <style:style style:name="Historique.D3"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1pt" officeooo:rsid="00079fac" officeooo:paragraph-rsid="00165c52" style:font-size-asian="11pt" style:font-size-complex="11pt"/>
    </style:style>
    <style:style style:name="P2" style:family="paragraph" style:parent-style-name="Table_20_Contents">
      <style:text-properties fo:font-size="11pt" officeooo:rsid="00179d6f" officeooo:paragraph-rsid="00179d6f" style:font-size-asian="11pt" style:font-size-complex="11pt"/>
    </style:style>
    <style:style style:name="P3" style:family="paragraph" style:parent-style-name="Table_20_Contents">
      <style:paragraph-properties fo:background-color="#ffccff">
        <style:background-image/>
      </style:paragraph-properties>
      <style:text-properties fo:font-size="11pt" officeooo:rsid="00079fac" officeooo:paragraph-rsid="00165c52" style:font-size-asian="11pt" style:font-size-complex="11pt"/>
    </style:style>
    <style:style style:name="P4" style:family="paragraph" style:parent-style-name="Table_20_Heading">
      <style:text-properties fo:font-size="11pt" officeooo:rsid="00079fac" officeooo:paragraph-rsid="00165c52" style:font-size-asian="11pt" style:font-size-complex="11pt"/>
    </style:style>
    <style:style style:name="P5" style:family="paragraph" style:parent-style-name="Standard">
      <style:text-properties officeooo:paragraph-rsid="00165c52"/>
    </style:style>
    <style:style style:name="P6" style:family="paragraph" style:parent-style-name="Standard">
      <style:paragraph-properties fo:text-align="center" style:justify-single-word="false"/>
      <style:text-properties fo:font-style="italic" officeooo:rsid="00165c52" officeooo:paragraph-rsid="00165c52" style:font-style-asian="italic" style:font-style-complex="italic"/>
    </style:style>
    <style:style style:name="P7" style:family="paragraph" style:parent-style-name="Standard">
      <style:text-properties officeooo:rsid="001df0c9" officeooo:paragraph-rsid="00165c52"/>
    </style:style>
    <style:style style:name="P8" style:family="paragraph" style:parent-style-name="Text_20_body">
      <style:text-properties officeooo:paragraph-rsid="00165c52"/>
    </style:style>
    <style:style style:name="P9" style:family="paragraph" style:parent-style-name="Text_20_body">
      <style:text-properties officeooo:paragraph-rsid="00173988"/>
    </style:style>
    <style:style style:name="P10" style:family="paragraph" style:parent-style-name="Heading_20_2">
      <style:text-properties officeooo:paragraph-rsid="00165c52"/>
    </style:style>
    <style:style style:name="P11" style:family="paragraph" style:parent-style-name="Heading_20_3">
      <style:text-properties officeooo:rsid="00165c52" officeooo:paragraph-rsid="00165c52"/>
    </style:style>
    <style:style style:name="P12" style:family="paragraph" style:parent-style-name="Heading_20_3">
      <style:text-properties officeooo:paragraph-rsid="00165c52"/>
    </style:style>
    <style:style style:name="P13" style:family="paragraph" style:parent-style-name="Contents_20_Heading">
      <style:paragraph-properties fo:break-before="page"/>
    </style:style>
    <style:style style:name="P14" style:family="paragraph" style:parent-style-name="Heading_20_1">
      <style:paragraph-properties fo:break-before="page"/>
      <style:text-properties officeooo:rsid="00165c52" officeooo:paragraph-rsid="00165c52"/>
    </style:style>
    <style:style style:name="T1" style:family="text">
      <style:text-properties officeooo:rsid="00165c52"/>
    </style:style>
    <style:style style:name="T2" style:family="text">
      <style:text-properties officeooo:rsid="001df0c9"/>
    </style:style>
    <style:style style:name="T3" style:family="text">
      <style:text-properties officeooo:rsid="001e08a1"/>
    </style:style>
    <style:style style:name="T4" style:family="text">
      <style:text-properties officeooo:rsid="001eb91e"/>
    </style:style>
    <style:style style:name="T5" style:family="text">
      <style:text-properties officeooo:rsid="0016909a"/>
    </style:style>
    <style:style style:name="T6" style:family="text">
      <style:text-properties officeooo:rsid="0016afaf"/>
    </style:style>
    <style:style style:name="T7" style:family="text">
      <style:text-properties officeooo:rsid="00173988"/>
    </style:style>
    <style:style style:name="T8" style:family="text">
      <style:text-properties officeooo:rsid="00179d6f"/>
    </style:style>
    <style:style style:name="T9" style:family="text">
      <style:text-properties officeooo:rsid="00180b13"/>
    </style:style>
    <style:style style:name="T10" style:family="text">
      <style:text-properties officeooo:rsid="00185df8"/>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PAGE DE GARD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3">Table des matières</text:p>
          </text:index-title>
        </text:index-body>
      </text:table-of-content>
      <text:p text:style-name="Standard"/>
      <text:h text:style-name="P14" text:outline-level="1">Historique des modifications</text:h>
      <table:table table:name="Historique" table:style-name="Historique">
        <table:table-column table:style-name="Historique.A"/>
        <table:table-column table:style-name="Historique.B"/>
        <table:table-column table:style-name="Historique.C"/>
        <table:table-column table:style-name="Historique.D"/>
        <table:table-header-rows>
          <table:table-row>
            <table:table-cell table:style-name="Historique.A1" office:value-type="string">
              <text:p text:style-name="P4">Version</text:p>
            </table:table-cell>
            <table:table-cell table:style-name="Historique.B1" office:value-type="string">
              <text:p text:style-name="P4">Date</text:p>
            </table:table-cell>
            <table:table-cell table:style-name="Historique.C1" office:value-type="string">
              <text:p text:style-name="P4">Auteur</text:p>
            </table:table-cell>
            <table:table-cell table:style-name="Historique.D1" office:value-type="string">
              <text:p text:style-name="P4">Modifications du document</text:p>
            </table:table-cell>
          </table:table-row>
        </table:table-header-rows>
        <table:table-row>
          <table:table-cell table:style-name="Historique.A2" office:value-type="string">
            <text:p text:style-name="P3">Etape 1</text:p>
          </table:table-cell>
          <table:table-cell table:style-name="Historique.B2" office:value-type="string">
            <text:p text:style-name="P1">1<text:span text:style-name="T8">2</text:span>/04/2014</text:p>
          </table:table-cell>
          <table:table-cell table:style-name="Historique.C2" office:value-type="string">
            <text:p text:style-name="P1">Clément GHNASSIA</text:p>
          </table:table-cell>
          <table:table-cell table:style-name="Historique.D2" office:value-type="string">
            <text:p text:style-name="P1">Création du document</text:p>
          </table:table-cell>
        </table:table-row>
        <table:table-row>
          <table:table-cell table:style-name="Historique.A3" office:value-type="string">
            <text:p text:style-name="P3"/>
          </table:table-cell>
          <table:table-cell table:style-name="Historique.B3" office:value-type="string">
            <text:p text:style-name="P2">13/04/2014</text:p>
          </table:table-cell>
          <table:table-cell table:style-name="Historique.C3" office:value-type="string">
            <text:p text:style-name="P2">Clément GHNASSIA</text:p>
          </table:table-cell>
          <table:table-cell table:style-name="Historique.D3" office:value-type="string">
            <text:p text:style-name="P2">Ajout de la partie Acteur et Contexte du projet</text:p>
          </table:table-cell>
        </table:table-row>
      </table:table>
      <text:p text:style-name="P5"/>
      <text:h text:style-name="P14" text:outline-level="1">Description du sujet</text:h>
      <text:h text:style-name="P10" text:outline-level="2"><text:span text:style-name="T1">Contexte du projet</text:span></text:h>
      <text:p text:style-name="P8"><text:tab/><text:span text:style-name="T6">Dans le cadre d'une volonté d'amélioration constante de la gestion et la mise à disposition des données relatives au tour de France, les organisateurs de la course ont décidé de mettre en marche un projet destiné à couvrir les besoins actuels des différents acteurs interagissant avec la course, aussi bien pour les membres du tour que pour les journalistes ou encore les spectateurs.</text:span></text:p>
      <text:p text:style-name="P9"><text:tab/><text:span text:style-name="T7">La légendaire course, qui a fêté sa 100ème édition l'an passé, fait l'objet d'un intérêt en perpétuelle croissance. Le développement et la mise en place de ce nouveau système répond donc à des demandes et des besoins toujours plus importants, tant en qualité, qu'en quantité et qu'en scalabilité. Aujourd’hui, le tour de France est de loin la course la plus regardée à travers le monde ; en 2013 elle a attiré plus de 3 milliard de téléspectateurs à travers le monde et plus de 12 millions de spectateurs sur les bords des routes.</text:span></text:p>
      <text:p text:style-name="P8"><text:tab/><text:span text:style-name="T7">L'objectif affiché dans la mise en place de cet outil se veut bénéfique tant aux organisateurs pour leur faciliter l'enregistrement des résultats que pour les différents types d'utilisateurs externes à la course cherchant à prendre connaissance d'un certain nombre d'informations comme les résultats sportifs ou les équipes et coureurs engagés.</text:span></text:p>
      <text:h text:style-name="Heading_20_2" text:outline-level="2">Domaine étudié</text:h>
      <text:p text:style-name="Text_20_body"><text:tab/><text:span text:style-name="T9">Comme le lecteur peut s'en douter, le domaine associé au projet est le monde cycliste professionnel, et plus particulièrement le tour de France. Bien que cette course par étapes soit connue de beaucoup, toutes les règles et le fonctionnement détaillé de cet événement peut paraître flou pour certains. Cette section a pour objectif d'expliquer le fonctionnement d'une course indépendamment du système, afin que le lecteur comprenne les choix de modélisation et d'implémentations qui ont été décidés ainsi que les problématiques associées à l'outil.</text:span></text:p>
      <text:p text:style-name="Text_20_body"><text:tab/><text:span text:style-name="T9">Tout d'abord, rappelons que le tour de France est une course qui sillonne l'hexagone chaque année au mois de juillet pour une période d'environ 25 jours. C'est une course par étapes, qui se comptent généralement entre 20 et 25 par édition. Chaque jour, en dehors des jours des repos, une étape est disputée et un classement est fait par ordre d'arrivée. Le premier cycliste à passer la ligne d'arrivée est le vainqueur de l'étape.</text:span></text:p>
      <text:p text:style-name="Text_20_body"><text:tab/><text:span text:style-name="T10">Le tour de France est une course par équipe. En dehors du classement par équipe, chaque coureur est indépendant et gagne individuellement, c'est à dire qu'une victoire d'étape ou une victoire sur le tour est remporté un coureur particulier. Bien évidemment, l'équipe apporte un côté stratégique à la course, puisque c'est elle qui donne aux individualités la possibilité de s'exprimer et de gagner.</text:span></text:p>
      <text:p text:style-name="Text_20_body"><text:tab/><text:span text:style-name="T10">En plus de ce classement par étape, le temps cumulé de chacun des coureurs tout au long du tour est établi et permet de définir le vainqueur de la course. Bien entendu, le cycliste qui aura terminé le tour dans une période de temps la plus courte sera désigné vainqueur. C'est le premier virtuel de la course qui porte le maillot jaune.</text:span></text:p>
      <text:p text:style-name="Text_20_body"><text:tab/><text:span text:style-name="T10">D'autres classements sont faits afin que des coureurs au profil différents aient un objectif sportif pour participer au tour. On pense au classement pour le maillot à poids (montagne) et le classement pour le maillot vert (sprint) qui sont des classements par point, le classement par équipe, le classement du meilleur jeune et les combattants d'étape ainsi que le super-combattant du tour. Ces deux derniers titres ne sont pas réellement des classements mais désignés par un jury d'experts.</text:span></text:p>
      <text:h text:style-name="Heading_20_2" text:outline-level="2"><text:soft-page-break/>Fonctionnement du système</text:h>
      <text:h text:style-name="P10" text:outline-level="2">Acteurs</text:h>
      <text:h text:style-name="P11" text:outline-level="3">Le commissaire de course</text:h>
      <text:p text:style-name="P7"><text:tab/>Il est responsable de la saisie de l'ensemble des informations liées à la course pour laquelle il a été nommé. Ses prérogatives se limitent cependant à la saisie des résultats de la course. Il inscrit met à jour le système avec les résultats des coureurs à la fin de chaque étape. Etant donné son statut de supérieur vis à vis des personne chargées d'informer le système à chaque point de passage, il peut modifier les saisies de ces derniers.</text:p>
      <text:p text:style-name="P8"><text:tab/><text:span text:style-name="T2">A priori, le commissaire n'a la possibilité d'éditer les données que lorsque la course est encore en cours, c'est à dire qu'il ne peut pas agir de façon rétroactive, à moins qu'un événement majeur change les résultats d'une course étant déjà terminée.</text:span></text:p>
      <text:h text:style-name="P12" text:outline-level="3"><text:span text:style-name="T1">Les commissaires de point de passage</text:span></text:h>
      <text:p text:style-name="P8"><text:tab/><text:span text:style-name="T3">Les commissaires de point de passages relèvent les informations liées à un point de passage sur une étape, quand les coureurs y parviennent. Leur responsabilité est limitée à entrer les résultats, c'est à dire le temps et le classement de chacun des coureurs aux points de passages pour lesquels ils ont été désignés. Le commissaire de course peut modifiée une information saisie par un commissaire, sous réserve de justification. </text:span></text:p>
      <text:p text:style-name="P8"><text:tab/><text:span text:style-name="T4">Encore une fois, le commissaire de point de passage ne dispose que de ses prérogatives en temps réel, et ne peut saisir et modifier les données que lors du passage des coureurs au point de passage. Un commissaire de point de passage peut-être responsable de plusieurs de points de passage, à condition que ces derniers n'appartiennent pas à la même étape.</text:span></text:p>
      <text:h text:style-name="P11" text:outline-level="3">Les journalistes</text:h>
      <text:p text:style-name="P8"><text:tab/><text:span text:style-name="T1">Pour les journalistes qui couvrent le tour de France, disposer d'informations nombreuses et les plus exhaustives possibles sur le déroulement de la course est primordial. En effet, les informations recueillies par le système constitue la source d'information la plus importante et sera probablement considérée comme la plus fiable pour celui-ci. Le système doit être capable de lui fournir les informations en temps réel, c'est à dire pendant la course et pendant le déroulement d'une étape, mais aussi à des fins d'historique, de prospection d'informations, ou d'élaborations de statistiques plus larges que le tour de France, à une période postérieure au déroulement de la course.</text:span></text:p>
      <text:p text:style-name="P8"><text:tab/><text:span text:style-name="T1">Inutile de préciser que les journalistes auront un accès en lecture seule aux informations contenues dans le système. Peut-être que les informations les plus critiques ne seront pas mis à sa disposition dans un premier temps. On pense notamment aux données relatives contrôles anti-dopage dont la diffusion doit être maîtrisée par les organisateurs de la course, pour des raisons de confidentialité par exemple.</text:span></text:p>
      <text:h text:style-name="P11" text:outline-level="3">Les spectateurs</text:h>
      <text:p text:style-name="P8"><text:tab/><text:span text:style-name="T1">Un accès pour de simples spectateurs à la recherche de renseignements et ne disposant pas de carte de presse doit aussi être implémenté. Tout comme les journalistes, ils accèdent également aux données contenues dans le système en lecture seule. Peut-être auront-ils un accès à un nombre d'informations restreintes en comparaison des journalistes.</text:span></text:p>
      <text:p text:style-name="P8"><text:tab/><text:span text:style-name="T5">On pourrait poser la question de la pertinence d'un tel acteur dans le cadres des interactions avec notre système, étant donné que le journaliste est censé servir d'intermédiaire entre les informations de la course et le le spectateur lambda. Toutefois, pour des raisons de transparence, il a </text:span><text:soft-page-break/><text:span text:style-name="T5">été convenu que chacun était libre d’accéder aux informations à la source, c'est à dire les données présentes dans ce système.</text:span></text:p>
      <text:h text:style-name="Heading_20_2" text:outline-level="2">Flux</text:h>
      <text:h text:style-name="Heading_20_2" text:outline-level="2">Périmètre du système</text:h>
      <text:h text:style-name="Heading_20_2" text:outline-level="2">Extensions possibl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3T15:00:19.667728000</meta:creation-date>
    <dc:date>2014-04-13T19:10:00.974005000</dc:date>
    <meta:editing-duration>PT4H8M11S</meta:editing-duration>
    <meta:editing-cycles>9</meta:editing-cycles>
    <meta:generator>LibreOffice/4.1.4.2$MacOSX_x86 LibreOffice_project/0a0440ccc0227ad9829de5f46be37cfb6edcf72</meta:generator>
    <meta:document-statistic meta:table-count="1" meta:image-count="0" meta:object-count="0" meta:page-count="6" meta:paragraph-count="42" meta:word-count="1171" meta:character-count="7260" meta:non-whitespace-character-count="6114"/>
  </office:meta>
</office:document-meta>
</file>